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bba0" officeooo:paragraph-rsid="00109949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6bba0" officeooo:paragraph-rsid="0010994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25e7e" officeooo:paragraph-rsid="00125e7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5e7e" officeooo:paragraph-rsid="00125e7e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3fe66" officeooo:paragraph-rsid="0013fe6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3fe66" officeooo:paragraph-rsid="0013fe66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53604" officeooo:paragraph-rsid="00153604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25e7e" officeooo:paragraph-rsid="00125e7e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3fe66" officeooo:paragraph-rsid="0013fe66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3fe66" officeooo:paragraph-rsid="0015f149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6bba0" officeooo:paragraph-rsid="00109949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ac17c" officeooo:paragraph-rsid="001ac17c" style:font-size-asian="12.25pt" style:font-size-complex="14pt"/>
    </style:style>
    <style:style style:name="T1" style:family="text">
      <style:text-properties officeooo:rsid="00109949"/>
    </style:style>
    <style:style style:name="T2" style:family="text">
      <style:text-properties officeooo:rsid="001363db"/>
    </style:style>
    <style:style style:name="T3" style:family="text">
      <style:text-properties officeooo:rsid="0015f1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Omar faruk</text:p>
      <text:p text:style-name="P1">Registration Number:2019831055</text:p>
      <text:p text:style-name="P12">SWE-121</text:p>
      <text:p text:style-name="P1">Part:<text:span text:style-name="T1">B</text:span></text:p>
      <text:p text:style-name="P1"/>
      <text:p text:style-name="P8"><text:span text:style-name="T3">A</text:span>ns to the ques no -4</text:p>
      <text:p text:style-name="P4"/>
      <text:p text:style-name="P4">#include&lt;stdio.h&gt;</text:p>
      <text:p text:style-name="P4">void main()</text:p>
      <text:p text:style-name="P4">{</text:p>
      <text:p text:style-name="P4"><text:s text:c="2"/>int i=1,j=5;</text:p>
      <text:p text:style-name="P4"><text:s text:c="2"/>do{</text:p>
      <text:p text:style-name="P4"><text:s text:c="4"/>printf("It is a test\n");</text:p>
      <text:p text:style-name="P4"><text:s text:c="4"/>i++;</text:p>
      <text:p text:style-name="P4"><text:s text:c="4"/>j--;</text:p>
      <text:p text:style-name="P4"><text:s text:c="2"/>}</text:p>
      <text:p text:style-name="P4"><text:s text:c="2"/>while((i&lt;=5) &amp;&amp; (j&gt;=0));</text:p>
      <text:p text:style-name="P4">}</text:p>
      <text:p text:style-name="P4"/>
      <text:p text:style-name="P4">output <text:span text:style-name="T2">generated by the program:</text:span></text:p>
      <text:p text:style-name="P4">It is a test</text:p>
      <text:p text:style-name="P4">It is a test</text:p>
      <text:p text:style-name="P4">It is a test</text:p>
      <text:p text:style-name="P4">It is a test</text:p>
      <text:p text:style-name="P4">It is a test</text:p>
      <text:p text:style-name="P3"/>
      <text:p text:style-name="P9"><text:span text:style-name="T3">A</text:span>ns to the ques no -5</text:p>
      <text:p text:style-name="P5"/>
      <text:p text:style-name="P6">output of the program:</text:p>
      <text:p text:style-name="P6">125.006266266271251627629</text:p>
      <text:p text:style-name="P6"/>
      <text:p text:style-name="P9"><text:span text:style-name="T3">A</text:span>ns to the ques. no-6 <text:span text:style-name="T3">(i)</text:span></text:p>
      <text:p text:style-name="P6"/>
      <text:p text:style-name="P5"/>
      <text:p text:style-name="P6">i)output of the program:</text:p>
      <text:p text:style-name="P6">0</text:p>
      <text:p text:style-name="P6">2</text:p>
      <text:p text:style-name="P6">4</text:p>
      <text:p text:style-name="P6">6</text:p>
      <text:p text:style-name="P6">8</text:p>
      <text:p text:style-name="P6">10</text:p>
      <text:p text:style-name="P6">12</text:p>
      <text:p text:style-name="P6">14</text:p>
      <text:p text:style-name="P6">16</text:p>
      <text:p text:style-name="P6">18</text:p>
      <text:p text:style-name="P10"><text:soft-page-break/><text:span text:style-name="T3">A</text:span>ns to the ques. no-6 <text:span text:style-name="T3">(ii)</text:span></text:p>
      <text:p text:style-name="P10"/>
      <text:p text:style-name="P6">ii)output of the program:</text:p>
      <text:p text:style-name="P7"><text:s/>25</text:p>
      <text:p text:style-name="P6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9:51:45.457369800</meta:creation-date>
    <meta:generator>LibreOffice/6.4.7.2$Linux_X86_64 LibreOffice_project/40$Build-2</meta:generator>
    <dc:date>2021-07-05T12:30:54.124908812</dc:date>
    <meta:editing-duration>PT48M51S</meta:editing-duration>
    <meta:editing-cycles>7</meta:editing-cycles>
    <meta:document-statistic meta:table-count="0" meta:image-count="0" meta:object-count="0" meta:page-count="2" meta:paragraph-count="40" meta:word-count="98" meta:character-count="480" meta:non-whitespace-character-count="402"/>
  </office:meta>
</office:document-meta>
</file>